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ystem design document for Vanaheim</text:p>
      <text:p text:style-name="Preformatted_20_Text"/>
      <text:p text:style-name="Preformatted_20_Text">Table of Contents</text:p>
      <text:p text:style-name="Preformatted_20_Text"/>
      <text:p text:style-name="Preformatted_20_Text"/>
      <text:p text:style-name="Preformatted_20_Text"/>
      <text:p text:style-name="Preformatted_20_Text"><text:s text:c="2"/>Version: 1.0</text:p>
      <text:p text:style-name="Preformatted_20_Text"/>
      <text:p text:style-name="Preformatted_20_Text"><text:s text:c="2"/>Date 2013-05-02</text:p>
      <text:p text:style-name="Preformatted_20_Text"/>
      <text:p text:style-name="Preformatted_20_Text"><text:s text:c="2"/>Author Daniel Jonsson</text:p>
      <text:p text:style-name="Preformatted_20_Text"/>
      <text:p text:style-name="Preformatted_20_Text">This version overrides all previous versions.</text:p>
      <text:p text:style-name="Preformatted_20_Text"/>
      <text:p text:style-name="Preformatted_20_Text">1 Introduction</text:p>
      <text:p text:style-name="Preformatted_20_Text"/>
      <text:p text:style-name="Preformatted_20_Text">Vanahem is a speed type RPG computer game. You play as a character in a real world composed by obstacles , enemys and NPC:s. </text:p>
      <text:p text:style-name="Preformatted_20_Text"/>
      <text:p text:style-name="Preformatted_20_Text">1.1 Design goals</text:p>
      <text:p text:style-name="Preformatted_20_Text"/>
      <text:p text:style-name="Preformatted_20_Text">Our goals when designing the game were to make it easy to expand,add functionality and additional feautures. We also wanted a nice pure structure easy to understand. </text:p>
      <text:p text:style-name="Preformatted_20_Text"/>
      <text:p text:style-name="Preformatted_20_Text">1.2 Definitions, acronyms and abbreviations </text:p>
      <text:p text:style-name="Preformatted_20_Text"/>
      <text:p text:style-name="Preformatted_20_Text">Sprite = A graphic component that can be moved around the screen</text:p>
      <text:p text:style-name="Preformatted_20_Text">NPC <text:s text:c="3"/>= Non-player character. </text:p>
      <text:p text:style-name="Preformatted_20_Text">GUI<text:tab/> = Graphical user interface</text:p>
      <text:p text:style-name="Preformatted_20_Text">MVC<text:tab/> = Model View Controller. Design pattern.</text:p>
      <text:p text:style-name="Preformatted_20_Text">RPG<text:tab/> = Role-playing game.</text:p>
      <text:p text:style-name="Preformatted_20_Text"/>
      <text:p text:style-name="Preformatted_20_Text">2 System design</text:p>
      <text:p text:style-name="Preformatted_20_Text"/>
      <text:p text:style-name="Preformatted_20_Text">2.1 Overview </text:p>
      <text:p text:style-name="Preformatted_20_Text"/>
      <text:p text:style-name="Preformatted_20_Text">Our application uses a pure MVC model.</text:p>
      <text:p text:style-name="Preformatted_20_Text"/>
      <text:p text:style-name="Preformatted_20_Text">2.1.1 GUI component</text:p>
      <text:p text:style-name="Preformatted_20_Text"/>
      <text:p text:style-name="Preformatted_20_Text">The graphical user interface (GUI) uses the Slick2D library. It is decomposed into different states. A game can be in:</text:p>
      <text:p text:style-name="Preformatted_20_Text"/>
      <text:list xml:id="list1621287891" text:style-name="L1">
        <text:list-item>
          <text:p text:style-name="P2">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2">MenuState. If the loading was successful, the application enters this state. This state displays a welcome screen to the user.</text:p>
        </text:list-item>
        <text:list-item>
          <text:p text:style-name="P2">ExploreState. The main state for the game. Here the user can navigate around the world and explore different areas.</text:p>
        </text:list-item>
        <text:list-item>
          <text:p text:style-name="P2">FightState. The application enters this state if a fight is triggered. When a fight ends, the user is either redirected to the menu state or the explore state depending if he/she lost the fight or not.</text:p>
        </text:list-item>
      </text:list>
      <text:p text:style-name="Preformatted_20_Text"/>
      <text:p text:style-name="Preformatted_20_Text">2.1.2 Event handling</text:p>
      <text:p text:style-name="Preformatted_20_Text"/>
      <text:p text:style-name="Preformatted_20_Text">We do not use a lot of event handling in our application. Most of the time, the GUI asks the model for information via the controller. The only thing the GUI listens for is messages from the message buffer. Whenever a new message is added to the message buffer, it is fired to the GUI using the Observer pattern.</text:p>
      <text:p text:style-name="Preformatted_20_Text"/>
      <text:p text:style-name="Preformatted_20_Text"><text:soft-page-break/>2.2 Software decomposition</text:p>
      <text:p text:style-name="Preformatted_20_Text"/>
      <text:p text:style-name="Preformatted_20_Text">2.2.1 General</text:p>
      <text:p text:style-name="Preformatted_20_Text"/>
      <text:p text:style-name="Preformatted_20_Text">The application is decomposed into the following models:</text:p>
      <text:p text:style-name="Preformatted_20_Text"/>
      <text:list xml:id="list586844023" text:style-name="L2">
        <text:list-item>
          <text:p text:style-name="P3">view, the view part of the MVC where different view states are located. This handles all the drawing onto the canvas and takes all the logic from the controller</text:p>
        </text:list-item>
        <text:list-item>
          <text:p text:style-name="P3">controller, where the controller of the MVC model is located. This handles all the communication between the view and the model.</text:p>
        </text:list-item>
        <text:list-item>
          <text:p text:style-name="P3">Model, where all the model classes are located. This is where the game logic is located.</text:p>
        </text:list-item>
      </text:list>
      <text:p text:style-name="Preformatted_20_Text"/>
      <text:p text:style-name="Preformatted_20_Text">2.2.2 Decomposition into subsystems </text:p>
      <text:p text:style-name="Preformatted_20_Text">The only subsystem we use are the Slick2D system which in itself handles states and the communication between the abstract methods of slick with the lwjgl library.</text:p>
      <text:p text:style-name="Preformatted_20_Text"/>
      <text:p text:style-name="Preformatted_20_Text">2.2.3 Layering</text:p>
      <text:p text:style-name="Preformatted_20_Text"/>
      <text:p text:style-name="Preformatted_20_Text">Package diagram. For each package an UML class diagram in </text:p>
      <text:p text:style-name="Preformatted_20_Text">appendix</text:p>
      <text:p text:style-name="Preformatted_20_Text"/>
      <text:p text:style-name="Preformatted_20_Text">2.2.4 Dependency analysis</text:p>
      <text:p text:style-name="Preformatted_20_Text"/>
      <text:p text:style-name="Preformatted_20_Text">2.3 Concurrency issues</text:p>
      <text:p text:style-name="Preformatted_20_Text"/>
      <text:p text:style-name="Preformatted_20_Text">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reformatted_20_Text"/>
      <text:p text:style-name="Preformatted_20_Text">2.4 Persistent data management</text:p>
      <text:p text:style-name="Preformatted_20_Text"/>
      <text:p text:style-name="Preformatted_20_Text">2.5 Access control and security</text:p>
      <text:p text:style-name="Preformatted_20_Text"/>
      <text:p text:style-name="Preformatted_20_Text">NA</text:p>
      <text:p text:style-name="Preformatted_20_Text"/>
      <text:p text:style-name="Preformatted_20_Text">2.6 Boundary conditions </text:p>
      <text:p text:style-name="Preformatted_20_Text"/>
      <text:p text:style-name="Preformatted_20_Text">NA. The application is launched and exited as a normal desktop application.</text:p>
      <text:p text:style-name="Preformatted_20_Text"/>
      <text:p text:style-name="Preformatted_20_Text">3 References</text:p>
      <text:p text:style-name="Preformatted_20_Text"/>
      <text:list xml:id="list1575604925" text:style-name="L3">
        <text:list-item>
          <text:p text:style-name="P4">MVC, see http://en.wikipedia.org/wiki/Model%E2%80%93view%E2%80%93controller </text:p>
        </text:list-item>
        <text:list-item>
          <text:p text:style-name="P4">Slick2D, see http://www.slick2d.org/ </text:p>
        </text:list-item>
      </text:list>
      <text:p text:style-name="Preformatted_20_Text"/>
      <text:p text:style-name="P1"><text:s text:c="2"/>APPENDIX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12:37:10</dc:date>
    <meta:editing-duration>PT1H16M50S</meta:editing-duration>
    <meta:editing-cycles>21</meta:editing-cycles>
    <meta:generator>LibreOffice/3.5$Linux_x86 LibreOffice_project/350m1$Build-2</meta:generator>
    <meta:document-statistic meta:table-count="0" meta:image-count="0" meta:object-count="0" meta:page-count="2" meta:paragraph-count="50" meta:word-count="543" meta:character-count="3193" meta:non-whitespace-character-count="2797"/>
  </office:meta>
</office:document-meta>
</file>